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register-true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4" style:family="paragraph" style:parent-style-name="Title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size="12pt" style:font-size-asian="10.5pt" style:font-size-complex="12pt"/>
    </style:style>
    <style:style style:name="P16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/>
      <style:text-properties style:font-name="Times New Roman" fo:font-size="18pt" style:font-size-asian="18pt" style:font-size-complex="18pt"/>
    </style:style>
    <style:style style:name="P17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 fo:break-before="page">
        <style:tab-stops>
          <style:tab-stop style:position="0.75cm"/>
        </style:tab-stops>
      </style:paragraph-properties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8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 fo:break-before="page">
        <style:tab-stops>
          <style:tab-stop style:position="0.75cm"/>
        </style:tab-stops>
      </style:paragraph-properties>
    </style:style>
    <style:style style:name="P19" style:family="paragraph" style:parent-style-name="Frame_20_contents">
      <style:paragraph-properties fo:text-align="start" style:justify-single-word="false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3">VVHDcore</text:h>
      <text:p text:style-name="P2"/>
      <text:p text:style-name="P2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2"/>
      <text:list xml:id="list1650623696" text:style-name="L1">
        <text:list-item>
          <text:list>
            <text:list-item>
              <text:list>
                <text:list-header>
                  <text:p text:style-name="P14">Elementary</text:p>
                  <text:p text:style-name="P8"/>
                  <text:p text:style-name="P9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2"><draw:frame draw:style-name="fr1" draw:name="TVortex" text:anchor-type="as-char" svg:y="-1.73cm" fo:min-width="4.75cm" draw:z-index="0"><draw:text-box fo:min-height="2.949cm"><text:p text:style-name="P1">struct vortex </text:p><text:p text:style-name="P1">{ </text:p><text:p text:style-name="P1"><text:tab/>double rx, ry; </text:p><text:p text:style-name="P1"><text:tab/>double vx, vy; </text:p><text:p text:style-name="P1"><text:tab/>double g; </text:p><text:p text:style-name="P1">};</text:p></draw:text-box></draw:frame></text:p>
      <text:p text:style-name="P2">и заданы некоторые константы: </text:p>
      <text:p text:style-name="P2"><draw:frame draw:style-name="fr2" draw:name="Const defenition" text:anchor-type="as-char" svg:y="-0.93cm" fo:min-width="2cm" draw:z-index="1"><draw:text-box fo:min-height="0.499cm"><text:p text:style-name="P1">#define C_PI <text:tab/>3.14159265358979323846</text:p></draw:text-box></draw:frame></text:p>
      <text:p text:style-name="P2">Так же здесь объявлена структура вектора, но ей никто не пользуется.</text:p>
      <text:p text:style-name="P2"/>
      <text:p text:style-name="P6">List</text:p>
      <text:p text:style-name="P4"/>
      <text:p text:style-name="P4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4"><draw:frame draw:style-name="fr3" draw:name="List defenition" text:anchor-type="as-char" fo:min-width="2cm" draw:z-index="2"><draw:text-box fo:min-height="0.499cm"><text:p text:style-name="P4">template &lt;class T&gt; </text:p><text:p text:style-name="P4">class TList </text:p><text:p text:style-name="P4">{ </text:p><text:p text:style-name="P4"><text:tab/>public: </text:p><text:p text:style-name="P4"><text:tab/><text:tab/>TList(); </text:p><text:p text:style-name="P4"><text:tab/><text:tab/>~TList(); </text:p><text:p text:style-name="P4"><text:tab/><text:tab/>long size; </text:p><text:p text:style-name="P4"><text:tab/><text:tab/>long maxsize; </text:p><text:p text:style-name="P4"><text:tab/><text:tab/>void Add(T item); </text:p><text:p text:style-name="P4"><text:tab/><text:tab/>void Copy(T *item); </text:p><text:p text:style-name="P4"><text:tab/><text:tab/>void Remove(long i); </text:p><text:p text:style-name="P4"><text:tab/><text:tab/>void Remove(T* item); </text:p><text:p text:style-name="P4"><text:tab/><text:tab/>void Clear(); </text:p><text:p text:style-name="P4"><text:tab/><text:tab/>T item(long i); </text:p><text:p text:style-name="P4"/><text:p text:style-name="P4"><text:tab/><text:tab/>T *First; </text:p><text:p text:style-name="P4"><text:tab/><text:tab/>T *Last; </text:p><text:p text:style-name="P4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932106463" text:style-name="L2">
        <text:list-item>
          <text:p text:style-name="P11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11">Работа непосредственно с массивом (для быстроты). Используется для чтения/записи элементов.</text:p>
        </text:list-item>
      </text:list>
      <text:p text:style-name="P5"><text:soft-page-break/></text:p>
      <text:p text:style-name="P5">Скажу 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3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3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3">Важно!: если вы удалили элемент, не забудте сделать i-- ну или что у вас там вместо инкремента.</text:p>
      <text:p text:style-name="P5"/>
      <text:p text:style-name="P5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5"/>
      <text:p text:style-name="P5"><draw:frame draw:style-name="fr4" draw:name="template" text:anchor-type="as-char" fo:min-width="2cm" draw:z-index="3"><draw:text-box fo:min-height="0.499cm"><text:p text:style-name="Frame_20_contents">template class TList&lt;TObject&gt;; </text:p><text:p text:style-name="Frame_20_contents">template class TList&lt;TObject*&gt;; </text:p><text:p text:style-name="Frame_20_contents">#include "tree.h" </text:p><text:p text:style-name="Frame_20_contents">template class TList&lt;TNode*&gt;;</text:p></draw:text-box></draw:frame></text:p>
      <text:p text:style-name="P5"/>
      <text:p text:style-name="P7">Tree</text:p>
      <text:p text:style-name="P5">Про дерево мне даже говорить страшно.</text:p>
      <text:p text:style-name="P5"/>
      <text:p text:style-name="P5"/>
      <text:h text:style-name="P17" text:outline-level="3">VVHDmodules</text:h>
      <text:p text:style-name="P15"><text:span text:style-name="T1"/></text:p>
      <text:p text:style-name="P13"><text:span text:style-name="T3">Convective</text:span></text:p>
      <text:p text:style-name="P12"><text:span text:style-name="T3"/></text:p>
      <text:h text:style-name="P18" text:outline-level="3"><text:span text:style-name="T2">Заметки</text:span></text:h>
      <text:p text:style-name="P15"><text:span text:style-name="T1">Рассмотрим такой пример:</text:span></text:p>
      <text:p text:style-name="P15"><text:span text:style-name="T1"><draw:frame draw:style-name="fr4" draw:name="Врезка1" text:anchor-type="as-char" fo:min-width="2cm" draw:z-index="4"><draw:text-box fo:min-height="0.499cm"><text:p text:style-name="P19">double vort1rabs2 = 1/(Vort-&gt;rx*Vort-&gt;rx + Vort-&gt;ry*Vort-&gt;ry);</text:p><text:p text:style-name="P19">drx = px - Vort-&gt;rx * vort1rabs2;</text:p><text:p text:style-name="P19">dry = py - Vort-&gt;ry * vort1rabs2;</text:p></draw:text-box></draw:frame></text:span></text:p>
      <text:p text:style-name="P15"><text:span text:style-name="T1">Здесь все логично: чтобы 2 раза не считать значение <text:s/>vort1rabs2, оно вычисляется заранее, таким образом экономя время.</text:span></text:p>
      <text:p text:style-name="P15"><text:span text:style-name="T1"/></text:p>
      <text:p text:style-name="P15"><text:span text:style-name="T1"><draw:frame draw:style-name="fr4" draw:name="Врезка2" text:anchor-type="as-char" fo:min-width="2cm" draw:z-index="5"><draw:text-box fo:min-height="0.499cm"><text:p text:style-name="P19">drabs2 = drx*drx + dry*dry;</text:p><text:p text:style-name="P19">multiplier = Vort-&gt;g / ( drabs2 + Convective_Eps );</text:p></draw:text-box></draw:frame></text:span></text:p>
      <text:p text:style-name="P15"><text:span text:style-name="T1">А вот здесь все плохо. Вместо того, чтобы просто вычислить multiplier, сначала вычисляется его часть (drabs2), вынимается из сопроцессора в память, потом опять кладется обратно, и только потом вычисля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2$Build-9483</meta:generator>
    <dc:date>2010-08-28T22:42:22</dc:date>
    <dc:creator>Dynnikov Yaroslav</dc:creator>
    <meta:editing-duration>PT08H29M54S</meta:editing-duration>
    <meta:editing-cycles>4</meta:editing-cycles>
    <meta:document-statistic meta:table-count="0" meta:image-count="0" meta:object-count="0" meta:page-count="4" meta:paragraph-count="67" meta:word-count="473" meta:character-count="3369"/>
  </office:meta>
</office:document-meta>
</file>